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0000000405F346FFADAFBB5E7.gif" manifest:media-type="image/gi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 style:master-page-name="Standard">
      <style:table-properties style:width="16.995cm" style:page-number="auto" table:align="left"/>
    </style:style>
    <style:style style:name="Tabelle3.A" style:family="table-column">
      <style:table-column-properties style:column-width="8.4cm"/>
    </style:style>
    <style:style style:name="Tabelle3.B" style:family="table-column">
      <style:table-column-properties style:column-width="8.595cm"/>
    </style:style>
    <style:style style:name="Tabelle1" style:family="table">
      <style:table-properties style:width="16.903cm" table:align="left" style:writing-mode="lr-tb"/>
    </style:style>
    <style:style style:name="Tabelle1.A" style:family="table-column">
      <style:table-column-properties style:column-width="6.5cm"/>
    </style:style>
    <style:style style:name="Tabelle1.B" style:family="table-column">
      <style:table-column-properties style:column-width="10.403cm"/>
    </style:style>
    <style:style style:name="Tabelle1.A1" style:family="table-cell">
      <style:table-cell-properties fo:padding="0.097cm" fo:border="none"/>
    </style:style>
    <style:style style:name="_24__24__7b_ROWCONTEXTS_3d_interruptlist_7d_" style:display-name="$${ROWCONTEXTS=interruptlist}" style:family="table">
      <style:table-properties style:width="16.607cm" table:align="left"/>
    </style:style>
    <style:style style:name="_24__24__7b_ROWCONTEXTS_3d_interruptlist_7d_.A" style:display-name="$${ROWCONTEXTS=interruptlist}.A" style:family="table-column">
      <style:table-column-properties style:column-width="3.81cm"/>
    </style:style>
    <style:style style:name="_24__24__7b_ROWCONTEXTS_3d_interruptlist_7d_.B" style:display-name="$${ROWCONTEXTS=interruptlist}.B" style:family="table-column">
      <style:table-column-properties style:column-width="2.985cm"/>
    </style:style>
    <style:style style:name="_24__24__7b_ROWCONTEXTS_3d_interruptlist_7d_.C" style:display-name="$${ROWCONTEXTS=interruptlist}.C" style:family="table-column">
      <style:table-column-properties style:column-width="9.813cm"/>
    </style:style>
    <style:style style:name="_24__24__7b_ROWCONTEXTS_3d_interruptlist_7d_.A1" style:display-name="$${ROWCONTEXTS=interruptlist}.A1" style:family="table-cell">
      <style:table-cell-properties fo:padding="0.097cm" fo:border-left="0.05pt solid #000000" fo:border-right="none" fo:border-top="0.05pt solid #000000" fo:border-bottom="0.05pt solid #000000"/>
    </style:style>
    <style:style style:name="_24__24__7b_ROWCONTEXTS_3d_interruptlist_7d_.C1" style:display-name="$${ROWCONTEXTS=interruptlist}.C1" style:family="table-cell">
      <style:table-cell-properties fo:padding="0.097cm" fo:border="0.05pt solid #000000"/>
    </style:style>
    <style:style style:name="_24__24__7b_ROWCONTEXTS_3d_interruptlist_7d_.A2" style:display-name="$${ROWCONTEXTS=interruptlist}.A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interruptlist_7d_.C2" style:display-name="$${ROWCONTEXTS=interruptlist}.C2" style:family="table-cell">
      <style:table-cell-properties fo:padding="0.097cm" fo:border-left="0.05pt solid #000000" fo:border-right="0.05pt solid #000000" fo:border-top="none" fo:border-bottom="0.05pt solid #000000"/>
    </style:style>
    <style:style style:name="_24__24__7b_ROWCONTEXTS_3d_allStudyPeriodsReverse_7d_" style:display-name="$${ROWCONTEXTS=allStudyPeriodsReverse}" style:family="table">
      <style:table-properties style:width="16.792cm" fo:margin-left="0.069cm" fo:margin-right="0.139cm" fo:margin-top="0.4cm" fo:margin-bottom="0cm" table:align="margins" fo:background-color="transparent">
        <style:background-image/>
      </style:table-properties>
    </style:style>
    <style:style style:name="_24__24__7b_ROWCONTEXTS_3d_allStudyPeriodsReverse_7d_.A" style:display-name="$${ROWCONTEXTS=allStudyPeriodsReverse}.A" style:family="table-column">
      <style:table-column-properties style:column-width="5.066cm" style:rel-column-width="19770*"/>
    </style:style>
    <style:style style:name="_24__24__7b_ROWCONTEXTS_3d_allStudyPeriodsReverse_7d_.B" style:display-name="$${ROWCONTEXTS=allStudyPeriodsReverse}.B" style:family="table-column">
      <style:table-column-properties style:column-width="2.82cm" style:rel-column-width="11007*"/>
    </style:style>
    <style:style style:name="_24__24__7b_ROWCONTEXTS_3d_allStudyPeriodsReverse_7d_.C" style:display-name="$${ROWCONTEXTS=allStudyPeriodsReverse}.C" style:family="table-column">
      <style:table-column-properties style:column-width="4.112cm" style:rel-column-width="16046*"/>
    </style:style>
    <style:style style:name="_24__24__7b_ROWCONTEXTS_3d_allStudyPeriodsReverse_7d_.D" style:display-name="$${ROWCONTEXTS=allStudyPeriodsReverse}.D" style:family="table-column">
      <style:table-column-properties style:column-width="1.898cm" style:rel-column-width="7407*"/>
    </style:style>
    <style:style style:name="_24__24__7b_ROWCONTEXTS_3d_allStudyPeriodsReverse_7d_.E" style:display-name="$${ROWCONTEXTS=allStudyPeriodsReverse}.E" style:family="table-column">
      <style:table-column-properties style:column-width="2.896cm" style:rel-column-width="11305*"/>
    </style:style>
    <style:style style:name="_24__24__7b_ROWCONTEXTS_3d_allStudyPeriodsReverse_7d_.1" style:display-name="$${ROWCONTEXTS=allStudyPeriodsReverse}.1" style:family="table-row">
      <style:table-row-properties style:min-row-height="0.903cm"/>
    </style:style>
    <style:style style:name="_24__24__7b_ROWCONTEXTS_3d_allStudyPeriodsReverse_7d_.A1" style:display-name="$${ROWCONTEXTS=allStudyPeriodsReverse}.A1" style:family="table-cell">
      <style:table-cell-properties fo:background-color="transparent" fo:padding="0cm" fo:border="none">
        <style:background-image/>
      </style:table-cell-properties>
    </style:style>
    <style:style style:name="_24__24__7b_ROWCONTEXTS_3d_allStudyPeriodsReverse_7d_.2" style:display-name="$${ROWCONTEXTS=allStudyPeriodsReverse}.2" style:family="table-row">
      <style:table-row-properties fo:keep-together="always"/>
    </style:style>
    <style:style style:name="_24__24__7b_ROWCONTEXTS_3d_progressStudyNrList_7d_" style:display-name="$${ROWCONTEXTS=progressStudyNrList}" style:family="table">
      <style:table-properties style:width="16.769cm" table:align="right" fo:background-color="#cfe7f5">
        <style:background-image/>
      </style:table-properties>
    </style:style>
    <style:style style:name="_24__24__7b_ROWCONTEXTS_3d_progressStudyNrList_7d_.A" style:display-name="$${ROWCONTEXTS=progressStudyNrList}.A" style:family="table-column">
      <style:table-column-properties style:column-width="16.769cm"/>
    </style:style>
    <style:style style:name="_24__24__7b_ROWCONTEXTS_3d_progressStudyNrList_7d_.A1" style:display-name="$${ROWCONTEXTS=progressStudyNrList}.A1" style:family="table-cell">
      <style:table-cell-properties fo:background-color="transparent" fo:padding="0cm" fo:border="none">
        <style:background-image/>
      </style:table-cell-properties>
    </style:style>
    <style:style style:name="_24__24__7b_ROWCONTEXTS_3d_progressList_7d_" style:display-name="$${ROWCONTEXTS=progressList}" style:family="table">
      <style:table-properties style:width="16.498cm" fo:margin-left="0.593cm" table:align="left" fo:background-color="#eeeeee">
        <style:background-image/>
      </style:table-properties>
    </style:style>
    <style:style style:name="_24__24__7b_ROWCONTEXTS_3d_progressList_7d_.A" style:display-name="$${ROWCONTEXTS=progressList}.A" style:family="table-column">
      <style:table-column-properties style:column-width="4.498cm"/>
    </style:style>
    <style:style style:name="_24__24__7b_ROWCONTEXTS_3d_progressList_7d_.B" style:display-name="$${ROWCONTEXTS=progressList}.B" style:family="table-column">
      <style:table-column-properties style:column-width="2.801cm"/>
    </style:style>
    <style:style style:name="_24__24__7b_ROWCONTEXTS_3d_progressList_7d_.C" style:display-name="$${ROWCONTEXTS=progressList}.C" style:family="table-column">
      <style:table-column-properties style:column-width="4.092cm"/>
    </style:style>
    <style:style style:name="_24__24__7b_ROWCONTEXTS_3d_progressList_7d_.D" style:display-name="$${ROWCONTEXTS=progressList}.D" style:family="table-column">
      <style:table-column-properties style:column-width="1.917cm"/>
    </style:style>
    <style:style style:name="_24__24__7b_ROWCONTEXTS_3d_progressList_7d_.E" style:display-name="$${ROWCONTEXTS=progressList}.E" style:family="table-column">
      <style:table-column-properties style:column-width="3.189cm"/>
    </style:style>
    <style:style style:name="_24__24__7b_ROWCONTEXTS_3d_progressList_7d_.1" style:display-name="$${ROWCONTEXTS=progressList}.1" style:family="table-row">
      <style:table-row-properties style:min-row-height="0.677cm" fo:keep-together="always"/>
    </style:style>
    <style:style style:name="_24__24__7b_ROWCONTEXTS_3d_progressList_7d_.A1" style:display-name="$${ROWCONTEXTS=progressList}.A1" style:family="table-cell">
      <style:table-cell-properties fo:background-color="transparent" fo:padding="0cm" fo:border="none">
        <style:background-image/>
      </style:table-cell-properties>
    </style:style>
    <style:style style:name="_24__24__7b_ROWCONTEXTS_3d_progressStudyNrList_7d_" style:display-name="$${ROWCONTEXTS=progressStudyNrList}" style:family="table">
      <style:table-properties style:width="16.769cm" table:align="right" fo:background-color="#cfe7f5">
        <style:background-image/>
      </style:table-properties>
    </style:style>
    <style:style style:name="_24__24__7b_ROWCONTEXTS_3d_progressStudyNrList_7d_.A" style:display-name="$${ROWCONTEXTS=progressStudyNrList}.A" style:family="table-column">
      <style:table-column-properties style:column-width="16.769cm"/>
    </style:style>
    <style:style style:name="_24__24__7b_ROWCONTEXTS_3d_progressStudyNrList_7d_.A1" style:display-name="$${ROWCONTEXTS=progressStudyNrList}.A1" style:family="table-cell">
      <style:table-cell-properties fo:background-color="transparent" fo:padding="0cm" fo:border="none">
        <style:background-image/>
      </style:table-cell-properties>
    </style:style>
    <style:style style:name="_24__24__7b_ROWCONTEXTS_3d_progressList_7d_" style:display-name="$${ROWCONTEXTS=progressList}" style:family="table">
      <style:table-properties style:width="16.498cm" fo:margin-left="0.593cm" table:align="left" fo:background-color="#eeeeee">
        <style:background-image/>
      </style:table-properties>
    </style:style>
    <style:style style:name="_24__24__7b_ROWCONTEXTS_3d_progressList_7d_.A" style:display-name="$${ROWCONTEXTS=progressList}.A" style:family="table-column">
      <style:table-column-properties style:column-width="4.498cm"/>
    </style:style>
    <style:style style:name="_24__24__7b_ROWCONTEXTS_3d_progressList_7d_.B" style:display-name="$${ROWCONTEXTS=progressList}.B" style:family="table-column">
      <style:table-column-properties style:column-width="2.801cm"/>
    </style:style>
    <style:style style:name="_24__24__7b_ROWCONTEXTS_3d_progressList_7d_.C" style:display-name="$${ROWCONTEXTS=progressList}.C" style:family="table-column">
      <style:table-column-properties style:column-width="4.092cm"/>
    </style:style>
    <style:style style:name="_24__24__7b_ROWCONTEXTS_3d_progressList_7d_.D" style:display-name="$${ROWCONTEXTS=progressList}.D" style:family="table-column">
      <style:table-column-properties style:column-width="1.917cm"/>
    </style:style>
    <style:style style:name="_24__24__7b_ROWCONTEXTS_3d_progressList_7d_.E" style:display-name="$${ROWCONTEXTS=progressList}.E" style:family="table-column">
      <style:table-column-properties style:column-width="3.189cm"/>
    </style:style>
    <style:style style:name="_24__24__7b_ROWCONTEXTS_3d_progressList_7d_.1" style:display-name="$${ROWCONTEXTS=progressList}.1" style:family="table-row">
      <style:table-row-properties style:min-row-height="0.677cm" fo:keep-together="always"/>
    </style:style>
    <style:style style:name="_24__24__7b_ROWCONTEXTS_3d_progressList_7d_.A1" style:display-name="$${ROWCONTEXTS=progressList}.A1" style:family="table-cell">
      <style:table-cell-properties fo:background-color="transparent" fo:padding="0cm" fo:border="none">
        <style:background-image/>
      </style:table-cell-properties>
    </style:style>
    <style:style style:name="_24__24__7b_ROWCONTEXTS_3d_progressList_7d_" style:display-name="$${ROWCONTEXTS=progressList}" style:family="table">
      <style:table-properties style:width="16.498cm" fo:margin-left="0.593cm" table:align="left" fo:background-color="#eeeeee">
        <style:background-image/>
      </style:table-properties>
    </style:style>
    <style:style style:name="_24__24__7b_ROWCONTEXTS_3d_progressList_7d_.A" style:display-name="$${ROWCONTEXTS=progressList}.A" style:family="table-column">
      <style:table-column-properties style:column-width="4.498cm"/>
    </style:style>
    <style:style style:name="_24__24__7b_ROWCONTEXTS_3d_progressList_7d_.B" style:display-name="$${ROWCONTEXTS=progressList}.B" style:family="table-column">
      <style:table-column-properties style:column-width="2.801cm"/>
    </style:style>
    <style:style style:name="_24__24__7b_ROWCONTEXTS_3d_progressList_7d_.C" style:display-name="$${ROWCONTEXTS=progressList}.C" style:family="table-column">
      <style:table-column-properties style:column-width="4.092cm"/>
    </style:style>
    <style:style style:name="_24__24__7b_ROWCONTEXTS_3d_progressList_7d_.D" style:display-name="$${ROWCONTEXTS=progressList}.D" style:family="table-column">
      <style:table-column-properties style:column-width="1.917cm"/>
    </style:style>
    <style:style style:name="_24__24__7b_ROWCONTEXTS_3d_progressList_7d_.E" style:display-name="$${ROWCONTEXTS=progressList}.E" style:family="table-column">
      <style:table-column-properties style:column-width="3.189cm"/>
    </style:style>
    <style:style style:name="_24__24__7b_ROWCONTEXTS_3d_progressList_7d_.1" style:display-name="$${ROWCONTEXTS=progressList}.1" style:family="table-row">
      <style:table-row-properties style:min-row-height="0.677cm" fo:keep-together="always"/>
    </style:style>
    <style:style style:name="_24__24__7b_ROWCONTEXTS_3d_progressList_7d_.A1" style:display-name="$${ROWCONTEXTS=progressList}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Arial" fo:font-size="8pt" fo:language="de" fo:country="DE" style:font-name-asian="Arial" style:font-size-asian="12pt" style:language-asian="de" style:country-asian="DE" style:font-name-complex="Times New Roman" style:font-size-complex="12pt" style:language-complex="ar" style:country-complex="SA"/>
    </style:style>
    <style:style style:name="P2" style:family="paragraph" style:parent-style-name="Footnote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Sans" fo:font-size="10pt" officeooo:paragraph-rsid="001f75ef" style:font-name-asian="Consolas" style:font-size-asian="10pt" style:font-name-complex="Consolas" style:font-size-complex="10pt"/>
    </style:style>
    <style:style style:name="P3" style:family="paragraph" style:parent-style-name="Footnote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Sans" fo:font-size="9pt" officeooo:paragraph-rsid="001f75ef" style:font-name-asian="Consolas" style:font-size-asian="9pt" style:font-name-complex="Consolas" style:font-size-complex="9pt"/>
    </style:style>
    <style:style style:name="P4" style:family="paragraph" style:parent-style-name="Footnote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8pt" fo:language="de" fo:country="DE" officeooo:paragraph-rsid="001f75ef" style:font-name-asian="Arial" style:font-size-asian="12pt" style:language-asian="de" style:country-asian="DE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margin-top="0.453cm" fo:margin-bottom="0cm" loext:contextual-spacing="false" fo:text-align="start" style:justify-single-word="false" fo:text-indent="0cm" style:auto-text-indent="false" style:text-autospace="ideograph-alpha" style:vertical-align="auto" style:writing-mode="lr-tb">
        <style:tab-stops>
          <style:tab-stop style:position="1.9cm"/>
          <style:tab-stop style:position="4.949cm"/>
          <style:tab-stop style:position="10.208cm"/>
          <style:tab-stop style:position="13.197cm"/>
        </style:tab-stops>
      </style:paragraph-properties>
      <style:text-properties style:font-name="Liberation Sans" fo:font-size="2pt" fo:font-weight="bold" officeooo:paragraph-rsid="00281d41" style:font-name-asian="Arial" style:font-size-asian="2pt" style:font-weight-asian="bold" style:font-name-complex="Arial" style:font-size-complex="2pt" style:font-weight-complex="bold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Arial" fo:font-size="10pt" fo:language="de" fo:country="DE" officeooo:paragraph-rsid="00281d41" style:font-name-asian="Arial" style:font-size-asian="10pt" style:language-asian="de" style:country-asian="DE" style:font-name-complex="Times New Roman" style:font-size-complex="10pt" style:language-complex="ar" style:country-complex="SA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Arial" fo:font-size="10pt" fo:language="de" fo:country="DE" officeooo:rsid="00329abb" officeooo:paragraph-rsid="00281d41" style:font-name-asian="Arial" style:font-size-asian="10pt" style:language-asian="de" style:country-asian="DE" style:font-name-complex="Times New Roman" style:font-size-complex="10pt" style:language-complex="ar" style:country-complex="SA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Arial" fo:font-size="10pt" fo:language="de" fo:country="DE" officeooo:rsid="0023e501" officeooo:paragraph-rsid="00281d41" style:font-name-asian="Arial" style:font-size-asian="10pt" style:language-asian="de" style:country-asian="DE" style:font-name-complex="Times New Roman" style:font-size-complex="10pt" style:language-complex="ar" style:country-complex="SA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Arial" fo:font-size="10pt" fo:language="de" fo:country="DE" officeooo:rsid="002d809c" officeooo:paragraph-rsid="00281d41" style:font-name-asian="Arial" style:font-size-asian="10pt" style:language-asian="de" style:country-asian="DE" style:font-name-complex="Times New Roman" style:font-size-complex="10pt" style:language-complex="ar" style:country-complex="SA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Arial" fo:font-size="10pt" fo:language="de" fo:country="DE" officeooo:rsid="0043ef01" officeooo:paragraph-rsid="0043ef01" style:font-name-asian="Arial" style:font-size-asian="10pt" style:language-asian="de" style:country-asian="DE" style:font-name-complex="Times New Roman" style:font-size-complex="10pt" style:language-complex="ar" style:country-complex="SA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000000" style:font-name="Arial" fo:font-size="10pt" fo:language="de" fo:country="DE" officeooo:paragraph-rsid="00281d41" style:font-name-asian="Arial" style:font-size-asian="10pt" style:language-asian="de" style:country-asian="DE" style:font-name-complex="Times New Roman" style:font-size-complex="10pt" style:language-complex="ar" style:country-complex="SA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ideograph-alpha" style:vertical-align="auto"/>
      <style:text-properties style:font-name="Arial" fo:font-size="10pt" fo:language="de" fo:country="DE" officeooo:paragraph-rsid="00281d41" style:font-name-asian="Arial" style:font-size-asian="10pt" style:language-asian="de" style:country-asian="DE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use-window-font-color="true" style:font-name="Arial" fo:font-size="10pt" fo:language="en" fo:country="GB" fo:font-weight="normal" officeooo:paragraph-rsid="00281d41" style:font-name-asian="Arial" style:font-size-asian="10pt" style:language-asian="de" style:country-asian="DE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text-properties style:font-name="Arial" fo:font-size="11pt" fo:font-weight="bold" officeooo:rsid="002eba69" officeooo:paragraph-rsid="0036ea7e" style:font-size-asian="11pt" style:font-weight-asian="bold" style:font-size-complex="11pt" style:font-weight-complex="bold"/>
    </style:style>
    <style:style style:name="P15" style:family="paragraph" style:parent-style-name="Standard">
      <style:paragraph-properties style:text-autospace="none"/>
      <style:text-properties style:font-name="Arial" fo:font-size="10pt" fo:font-style="normal" fo:font-weight="normal" officeooo:paragraph-rsid="003dc7d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style:text-autospace="none">
        <style:tab-stops>
          <style:tab-stop style:position="5.503cm"/>
          <style:tab-stop style:position="10.98cm"/>
        </style:tab-stops>
      </style:paragraph-properties>
      <style:text-properties style:font-name="Arial" fo:font-size="10pt" fo:font-style="normal" fo:font-weight="normal" officeooo:paragraph-rsid="003dc7d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text-properties style:font-name="Arial" fo:font-size="10pt" officeooo:paragraph-rsid="003b5ac5" style:font-size-asian="10pt" style:font-size-complex="10pt"/>
    </style:style>
    <style:style style:name="P18" style:family="paragraph" style:parent-style-name="Standard">
      <style:text-properties fo:color="#000000" style:font-name="Arial" fo:font-size="10pt" officeooo:paragraph-rsid="003b5ac5" style:font-size-asian="10pt" style:font-size-complex="10pt"/>
    </style:style>
    <style:style style:name="P19" style:family="paragraph" style:parent-style-name="Standard">
      <style:text-properties fo:color="#000000" style:font-name="Arial" fo:font-size="10pt" fo:font-weight="normal" officeooo:rsid="002eba69" officeooo:paragraph-rsid="003b5ac5" fo:background-color="transparent" style:font-name-asian="Consolas" style:font-size-asian="10pt" style:font-weight-asian="normal" style:font-name-complex="Consolas" style:font-size-complex="10pt" style:font-weight-complex="normal"/>
    </style:style>
    <style:style style:name="P20" style:family="paragraph" style:parent-style-name="Standard">
      <style:text-properties officeooo:paragraph-rsid="002eba69"/>
    </style:style>
    <style:style style:name="P21" style:family="paragraph" style:parent-style-name="Standard">
      <style:text-properties style:use-window-font-color="true" style:font-name="Arial" fo:font-size="2pt" officeooo:paragraph-rsid="003f1aec" style:font-size-asian="2pt" style:font-size-complex="2pt"/>
    </style:style>
    <style:style style:name="P22" style:family="paragraph" style:parent-style-name="Standard">
      <style:text-properties officeooo:paragraph-rsid="003f1aec"/>
    </style:style>
    <style:style style:name="P23" style:family="paragraph" style:parent-style-name="Table_20_Contents">
      <style:text-properties fo:color="#000000" style:font-name="Arial" fo:font-size="10pt" officeooo:paragraph-rsid="003b5ac5" style:font-size-asian="10pt" style:font-size-complex="10pt"/>
    </style:style>
    <style:style style:name="P24" style:family="paragraph" style:parent-style-name="Table_20_Contents">
      <style:text-properties style:font-name="Arial" fo:font-size="10pt" officeooo:paragraph-rsid="003dc7da" style:font-size-asian="10pt" style:font-size-complex="10pt"/>
    </style:style>
    <style:style style:name="P25" style:family="paragraph" style:parent-style-name="Table_20_Contents">
      <style:text-properties style:font-name="Arial" fo:font-size="10pt" officeooo:paragraph-rsid="003b5ac5" style:font-size-asian="10pt" style:font-size-complex="10pt"/>
    </style:style>
    <style:style style:name="P26" style:family="paragraph" style:parent-style-name="Table_20_Contents">
      <style:text-properties style:use-window-font-color="true" style:font-name="Arial" fo:font-size="10pt" fo:language="en" fo:country="GB" fo:font-weight="normal" officeooo:paragraph-rsid="00281d41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Table_20_Contents">
      <style:text-properties style:use-window-font-color="true" style:font-name="Arial" fo:font-size="10pt" fo:language="en" fo:country="GB" fo:font-weight="normal" officeooo:rsid="0043ef01" officeooo:paragraph-rsid="0043ef01" style:font-name-asian="Arial" style:font-size-asian="10pt" style:font-weight-asian="normal" style:font-name-complex="Arial" style:font-size-complex="10pt" style:font-weight-complex="normal"/>
    </style:style>
    <style:style style:name="P28" style:family="paragraph" style:parent-style-name="Table_20_Heading">
      <style:text-properties style:font-name="Arial" fo:font-size="10pt" officeooo:paragraph-rsid="003b5ac5" style:font-size-asian="10pt" style:font-size-complex="10pt"/>
    </style:style>
    <style:style style:name="P29" style:family="paragraph" style:parent-style-name="Header">
      <style:paragraph-properties fo:margin-left="0cm" fo:margin-right="0.25cm" fo:text-indent="0cm" style:auto-text-indent="false" style:text-autospace="none">
        <style:tab-stops>
          <style:tab-stop style:position="1.249cm"/>
        </style:tab-stops>
      </style:paragraph-properties>
      <style:text-properties style:font-name="Arial" fo:font-size="10pt" fo:language="it" fo:country="IT" fo:font-style="normal" fo:font-weight="normal" officeooo:paragraph-rsid="003dc7d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ender">
      <style:text-properties style:font-name="Arial" fo:font-size="10pt" officeooo:paragraph-rsid="003dc7da" style:font-size-asian="10pt" style:font-size-complex="10pt"/>
    </style:style>
    <style:style style:name="P31" style:family="paragraph" style:parent-style-name="Informationsblock">
      <style:text-properties style:font-name="Arial" fo:font-size="10pt" officeooo:paragraph-rsid="003dc7da" style:font-size-asian="10pt" style:font-size-complex="10pt"/>
    </style:style>
    <style:style style:name="P32" style:family="paragraph" style:parent-style-name="Standard">
      <loext:graphic-properties draw:fill-image-width="0cm" draw:fill-image-height="0cm"/>
      <style:paragraph-properties fo:margin-top="0.499cm" fo:margin-bottom="0cm" loext:contextual-spacing="false" style:shadow="none" style:text-autospace="none" style:writing-mode="lr-tb">
        <style:tab-stops>
          <style:tab-stop style:position="10.065cm" style:type="center"/>
        </style:tab-stops>
      </style:paragraph-properties>
      <style:text-properties style:font-name="Arial" fo:font-size="11pt" fo:font-weight="bold" officeooo:rsid="0021f08e" officeooo:paragraph-rsid="0021f08e" style:font-size-asian="9.60000038146973pt" style:font-weight-asian="bold" style:font-size-complex="11pt" style:font-weight-complex="bold"/>
    </style:style>
    <style:style style:name="P3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9pt" fo:font-weight="bold" officeooo:paragraph-rsid="003f1aec" style:font-size-asian="9pt" style:font-weight-asian="bold" style:font-size-complex="9pt" style:font-weight-complex="bold"/>
    </style:style>
    <style:style style:name="P3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" fo:font-size="9pt" fo:font-weight="bold" officeooo:paragraph-rsid="003f1aec" style:font-size-asian="9pt" style:font-weight-asian="bold" style:font-size-complex="9pt" style:font-weight-complex="bold"/>
    </style:style>
    <style:style style:name="P35" style:family="paragraph" style:parent-style-name="Standard">
      <loext:graphic-properties draw:fill="solid" draw:fill-color="#ffff99" draw:opacity="100%"/>
      <style:paragraph-properties fo:margin-top="0.101cm" fo:margin-bottom="0cm" loext:contextual-spacing="false" fo:text-align="start" style:justify-single-word="false" fo:background-color="#ffff99"/>
      <style:text-properties style:use-window-font-color="true" style:font-name="Arial" fo:font-size="9pt" fo:font-weight="bold" officeooo:paragraph-rsid="003f1aec" fo:background-color="#ffff99" style:font-size-asian="9pt" style:font-weight-asian="bold" style:font-size-complex="9pt" style:font-weight-complex="bold"/>
    </style:style>
    <style:style style:name="P36" style:family="paragraph" style:parent-style-name="Standard">
      <loext:graphic-properties draw:fill="solid" draw:fill-color="#ffff99" draw:opacity="100%"/>
      <style:paragraph-properties fo:margin-top="0.101cm" fo:margin-bottom="0cm" loext:contextual-spacing="false" fo:text-align="start" style:justify-single-word="false" fo:background-color="#ffff99"/>
      <style:text-properties style:use-window-font-color="true" style:font-name="Arial" fo:font-size="6pt" fo:font-weight="bold" officeooo:paragraph-rsid="003f1aec" fo:background-color="#ffff99" style:font-size-asian="5.25pt" style:font-weight-asian="bold" style:font-size-complex="6pt" style:font-weight-complex="bold"/>
    </style:style>
    <style:style style:name="P37" style:family="paragraph" style:parent-style-name="Standard">
      <style:paragraph-properties fo:margin-top="0.101cm" fo:margin-bottom="0cm" loext:contextual-spacing="false"/>
      <style:text-properties style:use-window-font-color="true" style:font-name="Arial" fo:font-size="2pt" officeooo:paragraph-rsid="003f1aec" style:font-size-asian="2pt" style:font-size-complex="2pt"/>
    </style:style>
    <style:style style:name="P38" style:family="paragraph" style:parent-style-name="Standard">
      <style:paragraph-properties fo:margin-top="0.15cm" fo:margin-bottom="0.101cm" loext:contextual-spacing="false" fo:text-align="justify" style:justify-single-word="false"/>
      <style:text-properties style:use-window-font-color="true" style:font-name="Arial" fo:font-size="8pt" officeooo:paragraph-rsid="003f1aec" style:font-size-asian="8pt" style:font-size-complex="8pt"/>
    </style:style>
    <style:style style:name="P39" style:family="paragraph" style:parent-style-name="Standard">
      <style:paragraph-properties fo:margin-top="0.049cm" fo:margin-bottom="0.049cm" loext:contextual-spacing="false" fo:text-align="center" style:justify-single-word="false"/>
      <style:text-properties style:use-window-font-color="true" style:font-name="Arial" fo:font-size="9pt" officeooo:paragraph-rsid="003f1aec" style:font-size-asian="9pt" style:font-size-complex="9pt"/>
    </style:style>
    <style:style style:name="P40" style:family="paragraph" style:parent-style-name="Table_20_Contents">
      <style:paragraph-properties fo:margin-top="0.049cm" fo:margin-bottom="0.049cm" loext:contextual-spacing="false"/>
      <style:text-properties style:use-window-font-color="true" style:font-name="Arial" fo:font-size="9pt" officeooo:paragraph-rsid="003f1aec" style:font-size-asian="9pt" style:font-size-complex="9pt"/>
    </style:style>
    <style:style style:name="P41" style:family="paragraph" style:parent-style-name="Standard">
      <style:paragraph-properties fo:margin-top="0.199cm" fo:margin-bottom="0cm" loext:contextual-spacing="false" style:text-autospace="none" style:writing-mode="lr-tb">
        <style:tab-stops>
          <style:tab-stop style:position="10.065cm" style:type="center"/>
        </style:tab-stops>
      </style:paragraph-properties>
      <style:text-properties style:font-name="Arial" fo:font-size="10pt" fo:font-weight="bold" officeooo:rsid="0021f08e" officeooo:paragraph-rsid="00281d41" style:font-size-asian="8.75pt" style:font-weight-asian="bold" style:font-size-complex="10pt" style:font-weight-complex="bold"/>
    </style:style>
    <style:style style:name="P42" style:family="paragraph" style:parent-style-name="Standard">
      <style:paragraph-properties style:writing-mode="page"/>
      <style:text-properties style:font-name="Arial" fo:font-size="11pt" fo:font-weight="bold" officeooo:rsid="002fcf1f" officeooo:paragraph-rsid="003f1aec" style:font-size-asian="11pt" style:font-weight-asian="bold" style:font-size-complex="11pt" style:font-weight-complex="bold"/>
    </style:style>
    <style:style style:name="P43" style:family="paragraph" style:parent-style-name="Standard">
      <style:paragraph-properties fo:break-before="page" style:writing-mode="page"/>
      <style:text-properties style:font-name="Arial" fo:font-size="11pt" fo:font-weight="bold" officeooo:rsid="002fcf1f" officeooo:paragraph-rsid="003f1aec" style:font-size-asian="11pt" style:font-weight-asian="bold" style:font-size-complex="11pt" style:font-weight-complex="bold"/>
    </style:style>
    <style:style style:name="P44" style:family="paragraph" style:parent-style-name="Heading_20_1">
      <loext:graphic-properties draw:fill="none"/>
      <style:paragraph-properties fo:margin-left="0cm" fo:margin-right="0cm" fo:margin-top="0.199cm" fo:margin-bottom="0cm" loext:contextual-spacing="false" fo:text-align="start" style:justify-single-word="false" fo:text-indent="0cm" style:auto-text-indent="false" fo:background-color="transparent" style:text-autospace="none" style:vertical-align="auto" style:writing-mode="lr-tb">
        <style:tab-stops>
          <style:tab-stop style:position="12.587cm"/>
        </style:tab-stops>
      </style:paragraph-properties>
      <style:text-properties fo:color="#000000" style:font-name="Arial" fo:font-size="10pt" fo:font-weight="normal" officeooo:rsid="003cf65a" officeooo:paragraph-rsid="003dc7da" style:font-name-asian="Arial" style:font-size-asian="8.75pt" style:font-weight-asian="normal" style:font-name-complex="Arial" style:font-size-complex="10pt" style:font-weight-complex="normal" loext:padding="0.049cm" loext:border-left="none" loext:border-right="none" loext:border-top="none" loext:border-bottom="0.99pt solid #0084d1" loext:shadow="none"/>
    </style:style>
    <style:style style:name="P45" style:family="paragraph" style:parent-style-name="Heading_20_1">
      <loext:graphic-properties draw:fill="none"/>
      <style:paragraph-properties fo:margin-left="0cm" fo:margin-right="0cm" fo:margin-top="0.199cm" fo:margin-bottom="0cm" loext:contextual-spacing="false" fo:text-align="start" style:justify-single-word="false" fo:text-indent="0cm" style:auto-text-indent="false" fo:background-color="transparent" style:text-autospace="none" style:vertical-align="auto" style:writing-mode="lr-tb">
        <style:tab-stops>
          <style:tab-stop style:position="12.587cm"/>
        </style:tab-stops>
      </style:paragraph-properties>
      <style:text-properties fo:color="#000000" style:font-name="Arial" fo:font-size="12pt" fo:font-weight="bold" officeooo:rsid="003cf65a" officeooo:paragraph-rsid="003dc7da" style:font-name-asian="Arial" style:font-size-asian="12pt" style:font-weight-asian="bold" style:font-name-complex="Arial" style:font-size-complex="12pt" style:font-weight-complex="bold" loext:padding="0.049cm" loext:border-left="none" loext:border-right="none" loext:border-top="none" loext:border-bottom="0.99pt solid #0084d1" loext:shadow="none"/>
    </style:style>
    <style:style style:name="P46" style:family="paragraph" style:parent-style-name="Standard">
      <loext:graphic-properties draw:fill-image-width="0cm" draw:fill-image-height="0cm"/>
      <style:paragraph-properties fo:margin-top="0.499cm" fo:margin-bottom="0cm" loext:contextual-spacing="false" style:shadow="none" style:text-autospace="none" style:writing-mode="lr-tb">
        <style:tab-stops>
          <style:tab-stop style:position="10.065cm" style:type="center"/>
        </style:tab-stops>
      </style:paragraph-properties>
      <style:text-properties style:font-name="Arial" fo:font-size="11pt" fo:font-weight="bold" officeooo:rsid="0021f08e" officeooo:paragraph-rsid="0021f08e" style:font-size-asian="9.60000038146973pt" style:font-weight-asian="bold" style:font-size-complex="11pt" style:font-weight-complex="bold"/>
    </style:style>
    <style:style style:name="P47" style:family="paragraph" style:parent-style-name="Standard">
      <loext:graphic-properties draw:fill-image-width="0cm" draw:fill-image-height="0cm"/>
      <style:paragraph-properties fo:margin-top="0.499cm" fo:margin-bottom="0cm" loext:contextual-spacing="false" style:shadow="none" style:text-autospace="none" style:writing-mode="lr-tb">
        <style:tab-stops>
          <style:tab-stop style:position="10.065cm" style:type="center"/>
        </style:tab-stops>
      </style:paragraph-properties>
      <style:text-properties style:font-name="Arial" fo:font-size="11pt" fo:font-weight="bold" officeooo:rsid="004a27d5" officeooo:paragraph-rsid="004a27d5" style:font-size-asian="9.60000038146973pt" style:font-weight-asian="bold" style:font-size-complex="11pt" style:font-weight-complex="bold"/>
    </style:style>
    <style:style style:name="P48" style:family="paragraph" style:parent-style-name="Standard">
      <loext:graphic-properties draw:fill-image-width="0cm" draw:fill-image-height="0cm"/>
      <style:paragraph-properties fo:margin-top="0.499cm" fo:margin-bottom="0cm" loext:contextual-spacing="false" style:shadow="none" style:text-autospace="none" style:writing-mode="lr-tb">
        <style:tab-stops>
          <style:tab-stop style:position="10.065cm" style:type="center"/>
        </style:tab-stops>
      </style:paragraph-properties>
      <style:text-properties officeooo:paragraph-rsid="004a27d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75ef" style:font-weight-asian="normal" style:font-weight-complex="normal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asian="Arial" style:font-name-complex="Arial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21fa3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0e7a8"/>
    </style:style>
    <style:style style:name="T10" style:family="text">
      <style:text-properties officeooo:rsid="004a27d5"/>
    </style:style>
    <style:style style:name="T11" style:family="text">
      <style:text-properties style:font-name="Arial" fo:font-size="11pt" fo:font-weight="bold" officeooo:rsid="004a27d5" style:font-size-asian="9.60000038146973pt" style:font-weight-asian="bold" style:font-size-complex="11pt" style:font-weight-complex="bold"/>
    </style:style>
    <style:style style:name="T12" style:family="text">
      <style:text-properties officeooo:rsid="004b9274"/>
    </style:style>
    <style:style style:name="T13" style:family="text">
      <style:text-properties officeooo:rsid="004c7862"/>
    </style:style>
    <style:style style:name="T14" style:family="text">
      <style:text-properties officeooo:rsid="004e1b31"/>
    </style:style>
    <style:style style:name="T15" style:family="text">
      <style:text-properties officeooo:rsid="004e55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3" table:style-name="Tabelle3">
        <table:table-column table:style-name="Tabelle3.A"/>
        <table:table-column table:style-name="Tabelle3.B"/>
        <table:table-row table:style-name="TableLine182079336">
          <table:table-cell office:value-type="string">
            <text:p text:style-name="P30"/>
          </table:table-cell>
          <table:table-cell table:number-rows-spanned="2" office:value-type="string">
            <text:p text:style-name="P31"/>
          </table:table-cell>
        </table:table-row>
        <table:table-row table:style-name="TableLine182078792">
          <table:table-cell table:number-rows-spanned="2" office:value-type="string">
            <text:p text:style-name="P15">$$Anrede $$!AkadGrad</text:p>
            <text:p text:style-name="P15">$$Vorname $$!AntiZus $$Nachname</text:p>
            <text:p text:style-name="P16">$$Strasse</text:p>
            <text:p text:style-name="P29">$$!Zusatz</text:p>
            <text:p text:style-name="P16">$$Kfz - $$Plz $$Ort</text:p>
          </table:table-cell>
          <table:covered-table-cell/>
        </table:table-row>
        <table:table-row table:style-name="TableLine182078384">
          <table:covered-table-cell/>
          <table:table-cell office:value-type="string">
            <text:p text:style-name="P24"/>
          </table:table-cell>
        </table:table-row>
      </table:table>
      <text:h text:style-name="P44" text:outline-level="1"/>
      <text:h text:style-name="P45" text:outline-level="1">Studienverlaufsbescheinigung</text:h>
      <text:p text:style-name="P32">Stammdaten</text:p>
      <text:p text:style-name="P48"><text:span text:style-name="T11">TEST FGL 2021-01-14<text:line-break/>mit Musterdaten, Katharina Albrecht (Mtknr: </text:span><text:bookmark text:name="studentDataSummary_registrationnumber"/><text:span text:style-name="Strong_20_Emphasis">11202664</text:span> <text:span text:style-name="T10">)</text:span></text:p>
      <text:p text:style-name="P47"><text:span text:style-name="T12">Fachsem </text:span><text:span text:style-name="T13">(erwartet 5)</text:span><text:span text:style-name="T12"> = </text:span>$$FachSem<text:line-break/><text:span text:style-name="T14">ist aber nach dem Abschluss und dem Weiterstudieren in einem anderen Studiengang<text:line-break/>entsprechend dem dortigen Fachsemester (z.B. 1 )</text:span></text:p>
      <text:p text:style-name="P47">/Root/Data/Rows/Element/progress/AllFinalExams/Element/Studysemester<text:line-break/><text:span text:style-name="T15">AllFinalExams – Wert = $$progress.AllFinalExams[0].Studysemester</text:span></text:p>
      <text:p text:style-name="P47"/>
      <text:p text:style-name="P47"/>
      <text:p text:style-name="P32"/>
      <text:p text:style-name="P32"/>
      <text:p text:style-name="P41"/>
      <table:table table:name="Tabelle1" table:style-name="Tabelle1">
        <table:table-column table:style-name="Tabelle1.A"/>
        <table:table-column table:style-name="Tabelle1.B"/>
        <table:table-row table:style-name="TableLine182080016">
          <table:table-cell table:style-name="Tabelle1.A1" office:value-type="string">
            <text:p text:style-name="P12">Matrikelnummer</text:p>
          </table:table-cell>
          <table:table-cell table:style-name="Tabelle1.A1" office:value-type="string">
            <text:p text:style-name="P13">$$!{Mtknr}</text:p>
          </table:table-cell>
        </table:table-row>
        <table:table-row table:style-name="TableLine182080968">
          <table:table-cell table:style-name="Tabelle1.A1" office:value-type="string">
            <text:p text:style-name="P9">Vorname</text:p>
          </table:table-cell>
          <table:table-cell table:style-name="Tabelle1.A1" office:value-type="string">
            <text:p text:style-name="P6">$$!{Vorname} </text:p>
          </table:table-cell>
        </table:table-row>
        <table:table-row table:style-name="TableLine182081104">
          <table:table-cell table:style-name="Tabelle1.A1" office:value-type="string">
            <text:p text:style-name="P9">Nachname</text:p>
          </table:table-cell>
          <table:table-cell table:style-name="Tabelle1.A1" office:value-type="string">
            <text:p text:style-name="P6">$$!{Nachname}</text:p>
          </table:table-cell>
        </table:table-row>
        <table:table-row table:style-name="TableLine182084776">
          <table:table-cell table:style-name="Tabelle1.A1" office:value-type="string">
            <text:p text:style-name="P6">Geburtsdatum</text:p>
          </table:table-cell>
          <table:table-cell table:style-name="Tabelle1.A1" office:value-type="string">
            <text:p text:style-name="P6">$$!{GebDat}</text:p>
          </table:table-cell>
        </table:table-row>
        <table:table-row table:style-name="TableLine182083416">
          <table:table-cell table:style-name="Tabelle1.A1" office:value-type="string">
            <text:p text:style-name="P6">Geburtsort</text:p>
          </table:table-cell>
          <table:table-cell table:style-name="Tabelle1.A1" office:value-type="string">
            <text:p text:style-name="P11">$$!{GebOrt}</text:p>
          </table:table-cell>
        </table:table-row>
        <table:table-row table:style-name="TableLine182084912">
          <table:table-cell table:style-name="Tabelle1.A1" office:value-type="string">
            <text:p text:style-name="P6">Postanschrift</text:p>
          </table:table-cell>
          <table:table-cell table:style-name="Tabelle1.A1" office:value-type="string">
            <text:p text:style-name="P13">$$!{Strasse}, $$!{Plz} $$!{Ort}</text:p>
          </table:table-cell>
        </table:table-row>
        <table:table-row table:style-name="TableLine182083552">
          <table:table-cell table:style-name="Tabelle1.A1" office:value-type="string">
            <text:p text:style-name="P6">Status</text:p>
          </table:table-cell>
          <table:table-cell table:style-name="Tabelle1.A1" office:value-type="string">
            <text:p text:style-name="P6">$$!{Status} im $$!{StgSemL}</text:p>
          </table:table-cell>
        </table:table-row>
        <table:table-row table:style-name="TableLine182083008">
          <table:table-cell table:style-name="Tabelle1.A1" office:value-type="string">
            <text:p text:style-name="P7">Hörerstatus</text:p>
          </table:table-cell>
          <table:table-cell table:style-name="Tabelle1.A1" office:value-type="string">
            <text:p text:style-name="P7">$$!{<text:span text:style-name="T6">HoerStatus}</text:span></text:p>
          </table:table-cell>
        </table:table-row>
        <table:table-row table:style-name="TableLine182085728">
          <table:table-cell table:style-name="Tabelle1.A1" office:value-type="string">
            <text:p text:style-name="P6">Hochschulsemester</text:p>
          </table:table-cell>
          <table:table-cell table:style-name="Tabelle1.A1" office:value-type="string">
            <text:p text:style-name="P6">$$!{Hssem}</text:p>
          </table:table-cell>
        </table:table-row>
        <table:table-row table:style-name="TableLine182083144">
          <table:table-cell table:style-name="Tabelle1.A1" office:value-type="string">
            <text:p text:style-name="P8">Urlaubssemester</text:p>
          </table:table-cell>
          <table:table-cell table:style-name="Tabelle1.A1" office:value-type="string">
            <text:p text:style-name="P26">$$!<text:span text:style-name="T9">{</text:span>Urlsem<text:span text:style-name="T9">}</text:span></text:p>
          </table:table-cell>
        </table:table-row>
        <table:table-row table:style-name="TableLine182083280">
          <table:table-cell table:style-name="Tabelle1.A1" office:value-type="string">
            <text:p text:style-name="P10">Eingeschrieben an der Hochschule am:</text:p>
          </table:table-cell>
          <table:table-cell table:style-name="Tabelle1.A1" office:value-type="string">
            <text:p text:style-name="P27">$$!{EinschrDat}</text:p>
          </table:table-cell>
        </table:table-row>
      </table:table>
      <text:p text:style-name="P5"><text:soft-page-break/></text:p>
      <text:section text:style-name="Sect1" text:name="Bereich1" text:condition="ooow:&quot;$$.interruptanzahl&quot; == &quot;0&quot;" text:display="condition">
        <text:p text:style-name="P14"/>
        <text:p text:style-name="P14">Unterbrechungen</text:p>
        <text:p text:style-name="P14"/>
        <text:p text:style-name="P18">Anzahl der Unterbrechungen<text:tab/><text:tab/><text:tab/><text:tab/>$$interruptanzahl</text:p>
        <text:p text:style-name="P18">Anzahl der Unterbrechungssemester<text:tab/><text:tab/><text:tab/>$$interruptanzsem</text:p>
        <text:p text:style-name="P17"/>
        <table:table table:name="$${ROWCONTEXTS=interruptlist}" table:style-name="_24__24__7b_ROWCONTEXTS_3d_interruptlist_7d_">
          <table:table-column table:style-name="_24__24__7b_ROWCONTEXTS_3d_interruptlist_7d_.A"/>
          <table:table-column table:style-name="_24__24__7b_ROWCONTEXTS_3d_interruptlist_7d_.B"/>
          <table:table-column table:style-name="_24__24__7b_ROWCONTEXTS_3d_interruptlist_7d_.C"/>
          <table:table-header-rows>
            <table:table-row table:style-name="TableLine182080424">
              <table:table-cell table:style-name="_24__24__7b_ROWCONTEXTS_3d_interruptlist_7d_.A1" office:value-type="string">
                <text:p text:style-name="P28">Anfang</text:p>
              </table:table-cell>
              <table:table-cell table:style-name="_24__24__7b_ROWCONTEXTS_3d_interruptlist_7d_.A1" office:value-type="string">
                <text:p text:style-name="P28">Ende</text:p>
              </table:table-cell>
              <table:table-cell table:style-name="_24__24__7b_ROWCONTEXTS_3d_interruptlist_7d_.C1" office:value-type="string">
                <text:p text:style-name="P28">Semester </text:p>
              </table:table-cell>
            </table:table-row>
          </table:table-header-rows>
          <table:table-row table:style-name="TableLine182083688">
            <table:table-cell table:style-name="_24__24__7b_ROWCONTEXTS_3d_interruptlist_7d_.A2" office:value-type="string">
              <text:p text:style-name="P25">$$interruptanfang</text:p>
              <text:p text:style-name="P25"/>
            </table:table-cell>
            <table:table-cell table:style-name="_24__24__7b_ROWCONTEXTS_3d_interruptlist_7d_.A2" office:value-type="string">
              <text:p text:style-name="P25">$$interruptende</text:p>
            </table:table-cell>
            <table:table-cell table:style-name="_24__24__7b_ROWCONTEXTS_3d_interruptlist_7d_.C2" office:value-type="string">
              <text:p text:style-name="P23">$$interruptsemd</text:p>
              <text:p text:style-name="P23">$$interruptseml</text:p>
              <text:p text:style-name="P23">$$interruptsemk</text:p>
            </table:table-cell>
          </table:table-row>
        </table:table>
        <text:p text:style-name="P19"/>
      </text:section>
      <text:p text:style-name="P20"/>
      <text:p text:style-name="P42"/>
      <text:p text:style-name="P43">Studienverlauf – Beispiel 1</text:p>
      <table:table table:name="$${ROWCONTEXTS=allStudyPeriodsReverse}" table:style-name="_24__24__7b_ROWCONTEXTS_3d_allStudyPeriodsReverse_7d_">
        <table:table-column table:style-name="_24__24__7b_ROWCONTEXTS_3d_allStudyPeriodsReverse_7d_.A"/>
        <table:table-column table:style-name="_24__24__7b_ROWCONTEXTS_3d_allStudyPeriodsReverse_7d_.B"/>
        <table:table-column table:style-name="_24__24__7b_ROWCONTEXTS_3d_allStudyPeriodsReverse_7d_.C"/>
        <table:table-column table:style-name="_24__24__7b_ROWCONTEXTS_3d_allStudyPeriodsReverse_7d_.D"/>
        <table:table-column table:style-name="_24__24__7b_ROWCONTEXTS_3d_allStudyPeriodsReverse_7d_.E"/>
        <table:table-header-rows>
          <table:table-row table:style-name="_24__24__7b_ROWCONTEXTS_3d_allStudyPeriodsReverse_7d_.1">
            <table:table-cell table:style-name="_24__24__7b_ROWCONTEXTS_3d_allStudyPeriodsReverse_7d_.A1" office:value-type="string">
              <text:p text:style-name="P33"><text:span text:style-name="T7">S</text:span>tudiengang / Studienfach</text:p>
            </table:table-cell>
            <table:table-cell table:style-name="_24__24__7b_ROWCONTEXTS_3d_allStudyPeriodsReverse_7d_.A1" office:value-type="string">
              <text:p text:style-name="P34">Fachart</text:p>
            </table:table-cell>
            <table:table-cell table:style-name="_24__24__7b_ROWCONTEXTS_3d_allStudyPeriodsReverse_7d_.A1" office:value-type="string">
              <text:p text:style-name="P34">Abschlussart</text:p>
            </table:table-cell>
            <table:table-cell table:style-name="_24__24__7b_ROWCONTEXTS_3d_allStudyPeriodsReverse_7d_.A1" office:value-type="string">
              <text:p text:style-name="P34">Fach<text:span text:style-name="T7">-</text:span></text:p>
              <text:p text:style-name="P34">semester</text:p>
            </table:table-cell>
            <table:table-cell table:style-name="_24__24__7b_ROWCONTEXTS_3d_allStudyPeriodsReverse_7d_.A1" office:value-type="string">
              <text:p text:style-name="P34">Studientyp</text:p>
            </table:table-cell>
          </table:table-row>
        </table:table-header-rows>
        <table:table-row table:style-name="_24__24__7b_ROWCONTEXTS_3d_allStudyPeriodsReverse_7d_.2">
          <table:table-cell table:style-name="_24__24__7b_ROWCONTEXTS_3d_allStudyPeriodsReverse_7d_.A1" table:number-columns-spanned="5" office:value-type="string">
            <text:p text:style-name="P35">$$ProgressPeriod.defaulttext</text:p>
            <text:p text:style-name="P36"/>
            <table:table table:name="$${ROWCONTEXTS=progressStudyNrList}" table:style-name="_24__24__7b_ROWCONTEXTS_3d_progressStudyNrList_7d_">
              <table:table-column table:style-name="_24__24__7b_ROWCONTEXTS_3d_progressStudyNrList_7d_.A"/>
              <table:table-row table:style-name="TableLine182085592">
                <table:table-cell table:style-name="_24__24__7b_ROWCONTEXTS_3d_progressStudyNrList_7d_.A1" office:value-type="string">
                  <text:p text:style-name="P38">$$!{studynr}. Studiengang <text:span text:style-name="T8">($$progressStudyNrList[0].progressList[0].fachstatus)</text:span><text:span text:style-name="T1"> <text:s/></text:span></text:p>
                  <table:table table:name="$${ROWCONTEXTS=progressList}" table:style-name="_24__24__7b_ROWCONTEXTS_3d_progressList_7d_">
                    <table:table-column table:style-name="_24__24__7b_ROWCONTEXTS_3d_progressList_7d_.A"/>
                    <table:table-column table:style-name="_24__24__7b_ROWCONTEXTS_3d_progressList_7d_.B"/>
                    <table:table-column table:style-name="_24__24__7b_ROWCONTEXTS_3d_progressList_7d_.C"/>
                    <table:table-column table:style-name="_24__24__7b_ROWCONTEXTS_3d_progressList_7d_.D"/>
                    <table:table-column table:style-name="_24__24__7b_ROWCONTEXTS_3d_progressList_7d_.E"/>
                    <table:table-row table:style-name="_24__24__7b_ROWCONTEXTS_3d_progressList_7d_.1">
                      <table:table-cell table:style-name="_24__24__7b_ROWCONTEXTS_3d_progressList_7d_.A1" office:value-type="string">
                        <text:p text:style-name="P40">$$!FachL</text:p>
                      </table:table-cell>
                      <table:table-cell table:style-name="_24__24__7b_ROWCONTEXTS_3d_progressList_7d_.A1" office:value-type="string">
                        <text:p text:style-name="P39">$$!Kzfa</text:p>
                      </table:table-cell>
                      <table:table-cell table:style-name="_24__24__7b_ROWCONTEXTS_3d_progressList_7d_.A1" office:value-type="string">
                        <text:p text:style-name="P39">$$!.AbschlL</text:p>
                      </table:table-cell>
                      <table:table-cell table:style-name="_24__24__7b_ROWCONTEXTS_3d_progressList_7d_.A1" office:value-type="string">
                        <text:p text:style-name="P39">$$!.FachSem</text:p>
                      </table:table-cell>
                      <table:table-cell table:style-name="_24__24__7b_ROWCONTEXTS_3d_progressList_7d_.A1" office:value-type="string">
                        <text:p text:style-name="P39">$$!.StuTyp</text:p>
                      </table:table-cell>
                    </table:table-row>
                  </table:table>
                  <text:p text:style-name="P21"/>
                </table:table-cell>
              </table:table-row>
            </table:table>
            <text:p text:style-name="P37"/>
          </table:table-cell>
          <table:covered-table-cell/>
          <table:covered-table-cell/>
          <table:covered-table-cell/>
          <table:covered-table-cell/>
        </table:table-row>
      </table:table>
      <text:p text:style-name="P22"/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ideograph-alpha" style:vertical-align="auto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9.60000038146973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loext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loext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loext:contextual-spacing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5cm" fo:margin-top="0.101cm" fo:margin-bottom="0cm" table:align="left" style:writing-mode="lr-tb"/>
    </style:style>
    <style:style style:name="Tabelle2.A" style:family="table-column">
      <style:table-column-properties style:column-width="17.5cm"/>
    </style:style>
    <style:style style:name="Tabelle2.1" style:family="table-row">
      <style:table-row-properties style:min-row-height="1.402cm"/>
    </style:style>
    <style:style style:name="Tabelle2.A1" style:family="table-cell">
      <style:table-cell-properties style:vertical-align="bottom" fo:padding="0.097cm" fo:border="none"/>
    </style:style>
    <style:style style:name="Tabelle2.2" style:family="table-row">
      <style:table-row-properties style:min-row-height="1.429cm"/>
    </style:style>
    <style:style style:name="Tabelle2.A3" style:family="table-cell">
      <style:table-cell-properties fo:padding="0.097cm" fo:border="0.05pt solid #000000"/>
    </style:style>
    <style:style style:name="MP1" style:family="paragraph" style:parent-style-name="Text_20_body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Arial" fo:font-size="8pt" fo:language="de" fo:country="DE" style:font-name-asian="Arial" style:font-size-asian="12pt" style:language-asian="de" style:country-asian="DE" style:font-name-complex="Times New Roman" style:font-size-complex="12pt" style:language-complex="ar" style:country-complex="SA"/>
    </style:style>
    <style:style style:name="MP2" style:family="paragraph" style:parent-style-name="Footnote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Sans" fo:font-size="10pt" officeooo:paragraph-rsid="001f75ef" style:font-name-asian="Consolas" style:font-size-asian="10pt" style:font-name-complex="Consolas" style:font-size-complex="10pt"/>
    </style:style>
    <style:style style:name="MP3" style:family="paragraph" style:parent-style-name="Footnote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Sans" fo:font-size="9pt" officeooo:paragraph-rsid="001f75ef" style:font-name-asian="Consolas" style:font-size-asian="9pt" style:font-name-complex="Consolas" style:font-size-complex="9pt"/>
    </style:style>
    <style:style style:name="MP4" style:family="paragraph" style:parent-style-name="Footnote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8pt" fo:language="de" fo:country="DE" officeooo:paragraph-rsid="001f75ef" style:font-name-asian="Arial" style:font-size-asian="12pt" style:language-asian="de" style:country-asian="DE" style:font-name-complex="Times New Roman" style:font-size-complex="12pt" style:language-complex="ar" style:country-complex="SA"/>
    </style:style>
    <style:style style:name="MT1" style:family="text">
      <style:text-properties fo:font-weight="normal" officeooo:rsid="001f75ef" style:font-weight-asian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use-window-font-color="true" fo:font-weight="normal" style:font-weight-asian="normal" style:font-weight-complex="normal"/>
    </style:style>
    <style:style style:name="MT4" style:family="text">
      <style:text-properties style:text-underline-style="none"/>
    </style:style>
    <style:style style:name="MT5" style:family="text">
      <style:text-properties style:text-underline-style="none" style:font-name-asian="Arial" style:font-name-complex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304cm" fo:margin-left="0cm" fo:margin-right="0cm" fo:margin-bottom="0.499cm" fo:border-top="none" fo:border-bottom="0.99pt solid #0084d1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99pt solid #0084d1" fo:border-bottom="none" fo:border-left="none" fo:border-right="none" fo:padding="0.049cm" style:shadow="none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0.148cm" svg:y="0.042cm" svg:width="3.835cm" svg:height="1.533cm" draw:z-index="2"><draw:image xlink:href="Pictures/10000000000000A0000000405F346FFADAFBB5E7.gif" xlink:type="simple" xlink:show="embed" xlink:actuate="onLoad" loext:mime-type="image/gif"/></draw:frame></text:p>
      </style:header>
      <style:footer>
        <table:table table:name="Tabelle2" table:style-name="Tabelle2">
          <table:table-column table:style-name="Tabelle2.A"/>
          <table:table-row table:style-name="Tabelle2.1">
            <table:table-cell table:style-name="Tabelle2.A1" office:value-type="string">
              <text:p text:style-name="MP1"><text:span text:style-name="MT1">Hannover</text:span><text:span text:style-name="MT2">, den </text:span><text:span text:style-name="MT3"><text:s/></text:span><text:span text:style-name="MT3"><text:date style:data-style-name="N10036" text:date-value="2021-01-14T14:58:33.533000182">14.01.2021</text:date></text:span></text:p>
            </table:table-cell>
          </table:table-row>
          <table:table-row table:style-name="Tabelle2.2">
            <table:table-cell table:style-name="Tabelle2.A1" office:value-type="string">
              <text:p text:style-name="MP1">Diese Bescheinigung wurde per Computer erstellt und ist ohne Unterschrift gültig. Zusätze und Änderungen bedürfen der ausdrücklichen Bestätigung durch das Studierendensekretariat.</text:p>
            </table:table-cell>
          </table:table-row>
          <table:table-row table:style-name="TableLine182081512">
            <table:table-cell table:style-name="Tabelle2.A3" office:value-type="string">
              <text:p text:style-name="MP2"><text:span text:style-name="MT4">Verifikations</text:span> <text:span text:style-name="MT4">Nr.: </text:span><text:span text:style-name="MT5">$$verificationNumber.accessCode</text:span> </text:p>
              <text:p text:style-name="MP3">Zur Verifikation dieser Bescheinigung wählen Sie bitte folgende Webadresse: </text:p>
              <text:p text:style-name="MP4">http://localhost:8080/qisserver/pages/startFlow.xhtml?_flowId=verification-flow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04-13T16:05:00</meta:creation-date>
    <dc:date>2021-01-14T14:58:33.278000000</dc:date>
    <meta:generator>LibreOffice/6.4.7.2$Windows_x86 LibreOffice_project/639b8ac485750d5696d7590a72ef1b496725cfb5</meta:generator>
    <meta:editing-duration>P4DT1H19M34S</meta:editing-duration>
    <meta:editing-cycles>272</meta:editing-cycles>
    <meta:print-date>2012-07-05T15:16:49.43</meta:print-date>
    <meta:document-statistic meta:table-count="7" meta:image-count="1" meta:object-count="0" meta:page-count="3" meta:paragraph-count="62" meta:word-count="156" meta:character-count="1682" meta:non-whitespace-character-count="1574"/>
  </office:meta>
</office:document-meta>
</file>